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7000000DDEA8DFC21A2F853B4.png" manifest:media-type="image/png"/>
  <manifest:file-entry manifest:full-path="Pictures/1000000100000739000001518BB8EBFE39EFBF6A.png" manifest:media-type="image/png"/>
  <manifest:file-entry manifest:full-path="Pictures/1000000100000762000000FBCE8823E4F88311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33d96" officeooo:paragraph-rsid="00133d96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1</text:p>
      <text:p text:style-name="P1">Q1.</text:p>
      <text:p text:style-name="P1"><draw:frame draw:style-name="fr1" draw:name="Image1" text:anchor-type="char" svg:x="-1.75cm" svg:y="0.556cm" svg:width="20.5cm" svg:height="6.722cm" draw:z-index="0"><draw:image xlink:href="Pictures/1000000100000762000000FBCE8823E4F883115D.png" xlink:type="simple" xlink:show="embed" xlink:actuate="onLoad" draw:mime-type="image/png"/></draw:frame></text:p>
      <text:p text:style-name="P1"/>
      <text:p text:style-name="P1"/>
      <text:p text:style-name="P1"/>
      <text:p text:style-name="P1">Q2.</text:p>
      <text:p text:style-name="P1"><draw:frame draw:style-name="fr1" draw:name="Image2" text:anchor-type="char" svg:x="-2cm" svg:y="0.854cm" svg:width="21.001cm" svg:height="7.384cm" draw:z-index="1"><draw:image xlink:href="Pictures/1000000100000739000001518BB8EBFE39EFBF6A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>Q3<draw:frame draw:style-name="fr1" draw:name="Image3" text:anchor-type="char" svg:x="-2.212cm" svg:y="2.422cm" svg:width="21.001cm" svg:height="7.029cm" draw:z-index="2"><draw:image xlink:href="Pictures/1000000100000747000000DDEA8DFC21A2F853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02:13.629616450</meta:creation-date>
    <dc:date>2023-09-18T22:05:26.125650653</dc:date>
    <meta:editing-duration>PT3M15S</meta:editing-duration>
    <meta:editing-cycles>1</meta:editing-cycles>
    <meta:document-statistic meta:table-count="0" meta:image-count="3" meta:object-count="0" meta:page-count="2" meta:paragraph-count="4" meta:word-count="5" meta:character-count="21" meta:non-whitespace-character-count="20"/>
    <meta:generator>LibreOffice/7.3.7.2$Linux_X86_64 LibreOffice_project/30$Build-2</meta:generator>
  </office:meta>
</office:document-meta>
</file>